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92a96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92a96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92a96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92a96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92a96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92a96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92a96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92a96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92a96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92a96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92a96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92a96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92a96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92a96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92a96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92a96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92a96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Keiver Alejardro  Noguera Rodrigu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9/10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287317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Wilmer Rafael  Noguera Velasqu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928809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28.15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7" meta:character-count="1177" meta:non-whitespace-character-count="1008"/>
    <meta:template xlink:type="simple" xlink:actuate="onRequest" xlink:title="Normal" xlink:href=""/>
  </office:meta>
</office:document-meta>
</file>